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80000004383E24174BD39E6EA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692cm, 0cm, 2.177cm)" draw:image-opacity="100%" style:mirror="none"/>
    </style:style>
    <style:style style:name="gr2" style:family="graphic" style:parent-style-name="standard">
      <style:graphic-properties draw:stroke="none" svg:stroke-color="#3465a4" draw:fill="solid" draw:fill-color="#729fcf" draw:opacity="25%" draw:textarea-horizontal-align="justify" draw:textarea-vertical-align="bottom" draw:auto-grow-height="false" fo:min-height="5.084cm" fo:min-width="5.596cm" draw:shadow-opacity="25%"/>
    </style:style>
    <style:style style:name="gr3" style:family="graphic" style:parent-style-name="standard">
      <style:graphic-properties draw:stroke="none" svg:stroke-color="#3465a4" draw:fill="solid" draw:fill-color="#729fcf" draw:opacity="25%" draw:textarea-horizontal-align="justify" draw:textarea-vertical-align="bottom" draw:auto-grow-height="false" fo:min-height="7.878cm" fo:min-width="6.866cm" draw:shadow-opacity="25%"/>
    </style:style>
    <style:style style:name="gr4" style:family="graphic" style:parent-style-name="standard">
      <style:graphic-properties draw:stroke="none" svg:stroke-color="#3465a4" draw:fill="solid" draw:fill-color="#729fcf" draw:opacity="25%" draw:textarea-horizontal-align="justify" draw:textarea-vertical-align="bottom" draw:auto-grow-height="false" fo:min-height="6.354cm" fo:min-width="7.12cm" draw:shadow-opacity="25%"/>
    </style:style>
    <style:style style:name="gr5" style:family="graphic" style:parent-style-name="standard">
      <style:graphic-properties draw:stroke="none" svg:stroke-color="#3465a4" draw:fill="solid" draw:fill-color="#729fcf" draw:opacity="25%" draw:textarea-horizontal-align="justify" draw:textarea-vertical-align="bottom" draw:auto-grow-height="false" fo:min-height="6.989cm" fo:min-width="4.834cm" draw:shadow-opacity="25%"/>
    </style:style>
    <style:style style:name="gr6" style:family="graphic" style:parent-style-name="standard">
      <style:graphic-properties draw:stroke="none" svg:stroke-color="#3465a4" draw:fill="solid" draw:fill-color="#729fcf" draw:opacity="25%" draw:textarea-horizontal-align="justify" draw:textarea-vertical-align="bottom" draw:auto-grow-height="false" fo:min-height="2.798cm" fo:min-width="4.707cm" draw:shadow-opacity="25%"/>
    </style:style>
    <style:style style:name="gr7" style:family="graphic" style:parent-style-name="standard">
      <style:graphic-properties draw:stroke="none" svg:stroke-color="#3465a4" draw:fill="solid" draw:fill-color="#729fcf" draw:opacity="25%" draw:textarea-horizontal-align="justify" draw:textarea-vertical-align="bottom" draw:auto-grow-height="false" fo:min-height="3.306cm" fo:min-width="4.707cm" draw:shadow-opacity="25%"/>
    </style:style>
    <style:style style:name="gr8" style:family="graphic" style:parent-style-name="standard">
      <style:graphic-properties draw:stroke="none" svg:stroke-color="#3465a4" draw:fill="solid" draw:fill-color="#729fcf" draw:opacity="25%" draw:textarea-horizontal-align="justify" draw:textarea-vertical-align="bottom" draw:auto-grow-height="false" fo:min-height="6.608cm" fo:min-width="4.707cm" draw:shadow-opacity="25%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729fcf" draw:opacity="25%"/>
      <style:paragraph-properties fo:text-align="center"/>
    </style:style>
    <style:style style:name="P4" style:family="paragraph">
      <loext:graphic-properties draw:fill="solid" draw:fill-color="#729fcf" draw:opacity="25%"/>
      <style:paragraph-properties fo:text-align="center"/>
      <style:text-properties fo:color="#2a6099"/>
    </style:style>
    <style:style style:name="T1" style:family="text">
      <style:text-properties fo:color="#2a609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6.316cm" svg:height="16.022cm" svg:x="0.735cm" svg:y="2.667cm">
          <draw:image xlink:href="Pictures/1000020100000780000004383E24174BD39E6EAC.png" xlink:type="simple" xlink:show="embed" xlink:actuate="onLoad" loext:mime-type="image/png">
            <text:p/>
          </draw:image>
        </draw:frame>
      </draw:page>
      <draw:page draw:name="page2" draw:style-name="dp1" draw:master-page-name="Default">
        <draw:frame draw:style-name="gr1" draw:text-style-name="P1" draw:layer="layout" svg:width="26.316cm" svg:height="16.022cm" svg:x="0.735cm" svg:y="2.667cm">
          <draw:image xlink:href="Pictures/1000020100000780000004383E24174BD39E6EAC.png" xlink:type="simple" xlink:show="embed" xlink:actuate="onLoad" loext:mime-type="image/png">
            <text:p/>
          </draw:image>
        </draw:frame>
        <draw:custom-shape draw:style-name="gr2" draw:text-style-name="P3" draw:layer="layout" svg:width="6.096cm" svg:height="5.334cm" svg:x="2.54cm" svg:y="4.699cm">
          <text:p text:style-name="P2"><text:span text:style-name="T1">Input / buff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366cm" svg:height="8.128cm" svg:x="9.017cm" svg:y="2.794cm">
          <text:p text:style-name="P2"><text:span text:style-name="T1">delay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.62cm" svg:height="6.604cm" svg:x="1.651cm" svg:y="11.938cm">
          <text:p text:style-name="P2"><text:span text:style-name="T1">lfo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334cm" svg:height="7.239cm" svg:x="9.525cm" svg:y="11.303cm">
          <text:p text:style-name="P2"><text:span text:style-name="T1">c/v input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.207cm" svg:height="3.048cm" svg:x="16.51cm" svg:y="6.604cm">
          <text:p text:style-name="P2"><text:span text:style-name="T1">15kHz filter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334cm" svg:height="7.239cm" svg:x="15.113cm" svg:y="11.303cm">
          <text:p text:style-name="P2"><text:span text:style-name="T1">VCO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334cm" svg:height="7.239cm" svg:x="20.701cm" svg:y="11.303cm">
          <text:p text:style-name="P2"><text:span text:style-name="T1">clock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5.207cm" svg:height="3.556cm" svg:x="16.51cm" svg:y="2.794cm">
          <text:p text:style-name="P2"><text:span text:style-name="T1">mix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207cm" svg:height="6.858cm" svg:x="22.098cm" svg:y="2.794cm">
          <text:p text:style-name="P2"><text:span text:style-name="T1">outpu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8T13:18:40.937000000</meta:creation-date>
    <dc:date>2019-10-29T12:55:14.726000000</dc:date>
    <meta:editing-duration>PT1H1M43S</meta:editing-duration>
    <meta:editing-cycles>14</meta:editing-cycles>
    <meta:generator>LibreOffice/6.2.4.2$Windows_X86_64 LibreOffice_project/2412653d852ce75f65fbfa83fb7e7b669a126d64</meta:generator>
    <meta:document-statistic meta:object-count="11"/>
  </office:meta>
</office:document-meta>
</file>